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bottom="0in" fo:line-height="100%"/>
    </style:style>
    <style:style style:name="T2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3" style:parent-style-name="Absatz-Standardschriftart" style:family="text">
      <style:text-properties style:font-name="Arial" style:font-name-complex="Arial" fo:font-style="italic" style:font-style-asian="italic" style:font-style-complex="italic" fo:color="#444444" fo:font-size="10pt" style:font-size-asian="10pt" style:font-size-complex="10pt" fo:language="de" fo:country="DE"/>
    </style:style>
    <style:style style:name="T4" style:parent-style-name="Absatz-Standardschriftart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 fo:language="de" fo:country="DE"/>
    </style:style>
    <style:style style:name="T5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P6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fo:language="de" fo:country="DE"/>
    </style:style>
    <style:style style:name="T7" style:parent-style-name="Absatz-Standardschriftart" style:family="text">
      <style:text-properties style:font-name="Arial" style:font-name-complex="Arial" fo:font-style="italic" style:font-style-asian="italic" style:font-style-complex="italic" fo:color="#01763C" fo:font-size="9pt" style:font-size-asian="9pt" style:font-size-complex="9pt"/>
    </style:style>
    <style:style style:name="T8" style:parent-style-name="Absatz-Standardschriftart" style:family="text">
      <style:text-properties style:font-name="Arial" style:font-name-complex="Arial" fo:font-style="italic" style:font-style-asian="italic" style:font-style-complex="italic" fo:color="#000000" fo:font-size="7.5pt" style:font-size-asian="7.5pt" style:font-size-complex="7.5pt"/>
    </style:style>
    <style:style style:name="P9" style:parent-style-name="Standard" style:family="paragraph">
      <style:text-properties style:font-name="Arial" style:font-name-complex="Arial" fo:font-style="italic" style:font-style-asian="italic" style:font-style-complex="italic" fo:color="#000000" fo:font-size="7.5pt" style:font-size-asian="7.5pt" style:font-size-complex="7.5pt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12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4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15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6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17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8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19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2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1" style:parent-style-name="Standard" style:family="paragraph">
      <style:text-properties style:font-name="Arial" style:font-name-complex="Arial" fo:font-size="10pt" style:font-size-asian="10pt" style:font-size-complex="10pt"/>
    </style:style>
    <style:style style:name="T22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23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25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26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27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28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29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T30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P31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3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3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3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5" style:parent-style-name="Standard" style:family="paragraph">
      <style:text-properties style:font-name="Arial" style:font-name-complex="Arial" fo:font-size="10pt" style:font-size-asian="10pt" style:font-size-complex="10pt"/>
    </style:style>
    <style:style style:name="T36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37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8" style:parent-style-name="Standard" style:family="paragraph">
      <style:paragraph-properties style:text-autospace="none" fo:margin-bottom="0in" fo:line-height="100%"/>
    </style:style>
    <style:style style:name="T39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40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41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42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43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4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5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46" style:parent-style-name="Standard" style:family="paragraph">
      <style:text-properties style:font-name="Arial" style:font-name-complex="Arial" fo:font-size="10pt" style:font-size-asian="10pt" style:font-size-complex="10pt" fo:language="de" fo:country="DE"/>
    </style:style>
    <style:style style:name="P47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4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9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0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51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53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54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55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56" style:parent-style-name="Standard" style:family="paragraph">
      <style:text-properties style:font-name="Arial" style:font-name-complex="Arial" fo:font-size="10pt" style:font-size-asian="10pt" style:font-size-complex="10pt" fo:language="de" fo:country="DE"/>
    </style:style>
    <style:style style:name="P57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58" style:parent-style-name="Standard" style:family="paragraph">
      <style:text-properties style:font-name="Arial" style:font-name-complex="Arial" fo:font-size="10pt" style:font-size-asian="10pt" style:font-size-complex="10pt" fo:language="de" fo:country="DE"/>
    </style:style>
    <style:style style:name="P59" style:parent-style-name="Standard" style:family="paragraph">
      <style:text-properties style:font-name="Arial" style:font-name-complex="Arial" fo:font-size="10pt" style:font-size-asian="10pt" style:font-size-complex="10pt"/>
    </style:style>
    <style:style style:name="T60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61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2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63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64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65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6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6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68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69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0" style:parent-style-name="Standard" style:family="paragraph">
      <style:paragraph-properties style:text-autospace="none" fo:margin-bottom="0in" fo:line-height="100%"/>
    </style:style>
    <style:style style:name="T71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72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73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74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75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P77" style:parent-style-name="Standard" style:family="paragraph">
      <style:text-properties style:font-name="Arial" style:font-name-complex="Arial" fo:font-size="10pt" style:font-size-asian="10pt" style:font-size-complex="10pt" fo:language="de" fo:country="DE"/>
    </style:style>
    <style:style style:name="T78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79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80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81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8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3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84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85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86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8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88" style:parent-style-name="Standard" style:family="paragraph">
      <style:text-properties style:font-name="Arial" style:font-name-complex="Arial" fo:font-size="10pt" style:font-size-asian="10pt" style:font-size-complex="10pt"/>
    </style:style>
    <style:style style:name="T89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90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1" style:parent-style-name="Standard" style:family="paragraph">
      <style:paragraph-properties style:text-autospace="none" fo:margin-bottom="0in" fo:line-height="100%"/>
    </style:style>
    <style:style style:name="T92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93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94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95" style:parent-style-name="Absatz-Standardschriftart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de" fo:country="DE"/>
    </style:style>
    <style:style style:name="T96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97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9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9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10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3" style:parent-style-name="Standard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paragraph-properties style:text-autospace="none" fo:margin-bottom="0in" fo:line-height="100%"/>
    </style:style>
    <style:style style:name="T105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06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07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08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09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10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11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112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113" style:parent-style-name="Standard" style:family="paragraph">
      <style:paragraph-properties style:text-autospace="none" fo:margin-bottom="0in" fo:line-height="100%"/>
    </style:style>
    <style:style style:name="T114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15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16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17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18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119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120" style:parent-style-name="Standard" style:family="paragraph">
      <style:paragraph-properties style:text-autospace="none" fo:margin-bottom="0in" fo:line-height="100%"/>
    </style:style>
    <style:style style:name="T121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22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23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T124" style:parent-style-name="Absatz-Standardschriftart" style:family="text">
      <style:text-properties style:font-name="Arial" style:font-name-complex="Arial" fo:font-style="italic" style:font-style-asian="italic" style:font-style-complex="italic" fo:font-size="10pt" style:font-size-asian="10pt" style:font-size-complex="10pt" fo:language="de" fo:country="DE"/>
    </style:style>
    <style:style style:name="T125" style:parent-style-name="Absatz-Standardschriftart" style:family="text">
      <style:text-properties style:font-name="Arial" style:font-name-complex="Arial" fo:font-size="10pt" style:font-size-asian="10pt" style:font-size-complex="10pt" fo:language="de" fo:country="DE"/>
    </style:style>
    <style:style style:name="P126" style:parent-style-name="Standard" style:family="paragraph">
      <style:paragraph-properties style:text-autospace="none" fo:margin-bottom="0in" fo:line-height="100%"/>
      <style:text-properties style:font-name="Arial" style:font-name-complex="Arial" fo:font-size="10pt" style:font-size-asian="10pt" style:font-size-complex="10pt" fo:language="de" fo:country="DE"/>
    </style:style>
    <style:style style:name="P127" style:parent-style-name="Standard" style:family="paragraph">
      <style:text-properties style:font-name="Arial" style:font-name-complex="Arial" fo:font-size="10pt" style:font-size-asian="10pt" style:font-size-complex="10pt" fo:language="de" fo:country="DE"/>
    </style:style>
    <style:style style:name="P128" style:parent-style-name="Standard" style:family="paragraph">
      <style:text-properties style:font-name="Arial" style:font-name-complex="Arial" fo:font-size="10pt" style:font-size-asian="10pt" style:font-size-complex="10pt" fo:language="de" fo:country="DE"/>
    </style:style>
    <style:style style:name="P129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de" fo:country="DE"/>
    </style:style>
    <style:style style:name="P130" style:parent-style-name="Standard" style:family="paragraph">
      <style:paragraph-properties style:text-autospace="none" fo:margin-bottom="0in" fo:line-height="100%"/>
    </style:style>
    <style:style style:name="T131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132" style:parent-style-name="Absatz-Standardschriftart" style:family="text">
      <style:text-properties style:font-name="Arial" style:font-name-complex="Arial" fo:font-style="italic" style:font-style-asian="italic" style:font-style-complex="italic" fo:color="#444444" fo:font-size="10pt" style:font-size-asian="10pt" style:font-size-complex="10pt" fo:language="de" fo:country="DE"/>
    </style:style>
    <style:style style:name="T133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134" style:parent-style-name="Absatz-Standardschriftart" style:family="text">
      <style:text-properties style:font-name="Arial" style:font-name-complex="Arial" fo:font-style="italic" style:font-style-asian="italic" style:font-style-complex="italic" fo:color="#444444" fo:font-size="10pt" style:font-size-asian="10pt" style:font-size-complex="10pt" fo:language="de" fo:country="DE"/>
    </style:style>
    <style:style style:name="T135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P136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fo:language="de" fo:country="DE"/>
    </style:style>
    <style:style style:name="P137" style:parent-style-name="Standard" style:family="paragraph">
      <style:paragraph-properties style:text-autospace="none" fo:margin-bottom="0in" fo:line-height="100%"/>
    </style:style>
    <style:style style:name="T138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139" style:parent-style-name="Absatz-Standardschriftart" style:family="text">
      <style:text-properties style:font-name="Arial" style:font-name-complex="Arial" fo:font-style="italic" style:font-style-asian="italic" style:font-style-complex="italic" fo:color="#444444" fo:font-size="10pt" style:font-size-asian="10pt" style:font-size-complex="10pt" fo:language="de" fo:country="DE"/>
    </style:style>
    <style:style style:name="T140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141" style:parent-style-name="Absatz-Standardschriftart" style:family="text">
      <style:text-properties style:font-name="Arial" style:font-name-complex="Arial" fo:font-style="italic" style:font-style-asian="italic" style:font-style-complex="italic" fo:color="#444444" fo:font-size="10pt" style:font-size-asian="10pt" style:font-size-complex="10pt" fo:language="de" fo:country="DE"/>
    </style:style>
    <style:style style:name="T142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P143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fo:language="de" fo:country="DE"/>
    </style:style>
    <style:style style:name="P144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fo:language="de" fo:country="DE"/>
    </style:style>
    <style:style style:name="P145" style:parent-style-name="Standard" style:family="paragraph">
      <style:paragraph-properties style:text-autospace="none" fo:margin-bottom="0in" fo:line-height="100%"/>
    </style:style>
    <style:style style:name="T146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147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de" fo:country="DE"/>
    </style:style>
    <style:style style:name="T148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P149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fo:language="de" fo:country="DE"/>
    </style:style>
    <style:style style:name="P150" style:parent-style-name="Standard" style:family="paragraph">
      <style:paragraph-properties style:text-autospace="none" fo:margin-bottom="0in" fo:line-height="100%"/>
    </style:style>
    <style:style style:name="T151" style:parent-style-name="Absatz-Standardschriftart" style:family="text">
      <style:text-properties style:font-name="Arial" style:font-name-complex="Arial" fo:color="#000000" fo:font-size="10pt" style:font-size-asian="10pt" style:font-size-complex="10pt" fo:language="de" fo:country="DE"/>
    </style:style>
    <style:style style:name="T152" style:parent-style-name="Absatz-Standardschriftart" style:family="text">
      <style:text-properties style:font-name="Arial" style:font-name-complex="Arial" fo:font-style="italic" style:font-style-asian="italic" style:font-style-complex="italic" fo:color="#444444" fo:font-size="10pt" style:font-size-asian="10pt" style:font-size-complex="10pt" fo:language="de" fo:country="DE"/>
    </style:style>
    <style:style style:name="T153" style:parent-style-name="Absatz-Standardschriftart" style:family="text">
      <style:text-properties style:font-name="Arial" style:font-name-complex="Arial" fo:color="#000000" fo:font-size="10pt" style:font-size-asian="10pt" style:font-size-complex="10pt"/>
    </style:style>
    <style:style style:name="P154" style:parent-style-name="Standard" style:family="paragraph">
      <style:text-properties fo:language="de" fo:country="DE"/>
    </style:style>
  </office:automatic-styles>
  <office:body>
    <office:text text:use-soft-page-breaks="true">
      <text:p text:style-name="P1"><text:span text:style-name="T2">Bei Rechnungen und Gutschriften an Privatpersonen (Adresse vom<text:s/></text:span><text:span text:style-name="T3">Typ<text:s/></text:span><text:span text:style-name="T4">Privatkunde</text:span><text:span text:style-name="T5">) wird unter</text:span></text:p>
      <text:p text:style-name="P6">dem Summenblock grundsätzlich der Hinweis zur Aufbewahrungspflicht gedruckt:</text:p>
      <text:p text:style-name="Standard"><text:span text:style-name="T7">Abbildung 6.46.<text:s/></text:span><text:span text:style-name="T8">Aufbewahrungspflicht nach §14 UStG *</text:span></text:p>
      <text:p text:style-name="P9"/>
      <text:p text:style-name="P10">Rechnungsarten:</text:p>
      <text:p text:style-name="Standard"><text:span text:style-name="T11">•<text:s/></text:span><text:span text:style-name="T12">Rechnungen (Einzelrechnungen)</text:span></text:p>
      <text:p text:style-name="Standard"><text:span text:style-name="T13">Rechnungen werden über<text:s/></text:span><text:span text:style-name="T14">erbrachte Leistungen<text:s/></text:span><text:span text:style-name="T15">erstellt.</text:span></text:p>
      <text:p text:style-name="Standard"><text:span text:style-name="T16">Einzele<text:s/></text:span><text:span text:style-name="T17">Rechnungen</text:span><text:span text:style-name="T18">.</text:span></text:p>
      <text:p text:style-name="P19">In der Schlussrechnung werden die Summen der zuvor geschriebenen Rechnungen</text:p>
      <text:p text:style-name="P20">und pauschalen Gutschriften abgezogen.</text:p>
      <text:p text:style-name="P21">Soll-Versteuerung</text:p>
      <text:p text:style-name="Standard"><text:span text:style-name="T22">•<text:s/></text:span><text:span text:style-name="T23">Zwischenrechnungen (aufbauend)</text:span></text:p>
      <text:p text:style-name="Standard"><text:span text:style-name="T24">Zwischenrechnungen werden über<text:s/></text:span><text:span text:style-name="T25">erbrachte Leistungen<text:s/></text:span><text:span text:style-name="T26">erstellt und haben<text:s/></text:span><text:span text:style-name="T27">aufbauend</text:span><text:span text:style-name="T28">en Charakter.</text:span></text:p>
      <text:p text:style-name="P29">die Summen der zuvor geschriebenen Zwischenrechnungen</text:p>
      <text:p text:style-name="Standard"><text:span text:style-name="T30">und pauschalen Gutschriften abgezogen.</text:span></text:p>
      <text:p text:style-name="P31">Beim buchenden Druck einer Zwischenrechnung werden ein Offener Posten erzeugt sowie statistische</text:p>
      <text:p text:style-name="P32">Umsatzdaten gebucht.<text:s/></text:p>
      <text:p text:style-name="P33">Zum Erstellen der Schlussrechnung kann die letzte Zwischenrechnung oder der Auftrag kopiert</text:p>
      <text:p text:style-name="P34">werden.</text:p>
      <text:p text:style-name="P35">Soll-Versteuerung</text:p>
      <text:p text:style-name="Standard"><text:span text:style-name="T36">•<text:s/></text:span><text:span text:style-name="T37">Pauschalzwischenrechnungen (aufbauend)</text:span></text:p>
      <text:p text:style-name="P38"><text:span text:style-name="T39">Pauschalzwischenrechnungen werden über<text:s/></text:span><text:span text:style-name="T40">erbrachte Leistungen<text:s/></text:span><text:span text:style-name="T41">erstellt und haben<text:s/></text:span><text:span text:style-name="T42">aufbauend</text:span><text:span text:style-name="T43">en</text:span></text:p>
      <text:p text:style-name="P44">Charakter.</text:p>
      <text:p text:style-name="P45">der zuvor geschriebenen pauschalen Zwischenrechnungen</text:p>
      <text:p text:style-name="P46">und pauschalen Gutschriften abgezogen.</text:p>
      <text:p text:style-name="P47">Beim buchenden Druck einer Pauschalzwischenrechnung wird ein Offener Posten erzeugt und</text:p>
      <text:p text:style-name="P48">der kundenbezogene Umsatz gebucht.</text:p>
      <text:p text:style-name="P49">Soll-Versteuerung</text:p>
      <text:p text:style-name="Standard"><text:span text:style-name="T50">•<text:s/></text:span><text:span text:style-name="T51">Akontoanforderungen (Einzelrechnungen)</text:span></text:p>
      <text:p text:style-name="Standard"><text:span text:style-name="T52">Akontoanforderungen werden über<text:s/></text:span><text:span text:style-name="T53">(teilweise) noch nicht erbrachte Leistungen<text:s/></text:span><text:span text:style-name="T54">erstellt.</text:span></text:p>
      <text:p text:style-name="P55">Jede</text:p>
      <text:p text:style-name="P56">Akontoanforderung wird einzeln erstellt und abgerechnet.</text:p>
      <text:p text:style-name="P57">In der Schlussrechnung werden die</text:p>
      <text:p text:style-name="P58">Summen der erhaltenen Akontozahlungen abgezogen.</text:p>
      <text:p text:style-name="P59">st-Versteuerung.</text:p>
      <text:p text:style-name="Standard"><text:span text:style-name="T60">•<text:s/></text:span><text:span text:style-name="T61">Abschlagsrechnung</text:span></text:p>
      <text:p text:style-name="Standard"><text:span text:style-name="T62">Abschlagsrechnungen werden über<text:s/></text:span><text:span text:style-name="T63">(teilweise) erbrachte Leistungen<text:s/></text:span><text:span text:style-name="T64">erstellt.</text:span></text:p>
      <text:p text:style-name="P65">zuvor geschriebenen Abschlagsrechnungen und pauschalen Gutschriften werden in der Schlussrechnung</text:p>
      <text:soft-page-break/>
      <text:p text:style-name="P66">abgezogen.</text:p>
      <text:p text:style-name="P67">Soll-Versteuerung</text:p>
      <text:p text:style-name="Standard"><text:span text:style-name="T68">•<text:s/></text:span><text:span text:style-name="T69">Anzahlungsrechnungen (aufbauend)</text:span></text:p>
      <text:p text:style-name="P70"><text:span text:style-name="T71">Anzahlungsrechnungen werden über<text:s/></text:span><text:span text:style-name="T72">(teilweise) noch nicht erbrachte Leistungen<text:s/></text:span><text:span text:style-name="T73">erstellt und</text:span></text:p>
      <text:p text:style-name="Standard"><text:span text:style-name="T74">haben<text:s/></text:span><text:span text:style-name="T75">aufbauend</text:span><text:span text:style-name="T76">en Charakter.</text:span></text:p>
      <text:p text:style-name="P77">die erhaltenen Zahlungen auf vorherige Anzahlungsrechnungen abgezogen.</text:p>
      <text:p text:style-name="Standard"><text:span text:style-name="T78">Aufbauende Rechnungen müssen immer alle Gliederungen enthalten, ggf. mit der Menge<text:s/></text:span><text:span text:style-name="T79">„0“</text:span><text:span text:style-name="T80">.</text:span></text:p>
      <text:p text:style-name="P81">Beim buchenden Druck einer Anzahlungsrechnung wird ein Offener Posten erzeugt und der</text:p>
      <text:p text:style-name="P82">kundenbezogene Umsatz gebucht.</text:p>
      <text:p text:style-name="P83">Zum Erstellen der Schlussrechnung kann die letzte Anzahlungsrechnung oder der Auftrag kopiert</text:p>
      <text:p text:style-name="P84">werden.<text:s/></text:p>
      <text:p text:style-name="P85">Die Mengen für</text:p>
      <text:p text:style-name="P86">die Schlussrechnung werden dabei automatisch errechnet und typischerweise aus dem Auftrag</text:p>
      <text:p text:style-name="P87">übernommen.</text:p>
      <text:p text:style-name="P88">Ist-Versteuerung.</text:p>
      <text:p text:style-name="Standard"><text:span text:style-name="T89">•<text:s/></text:span><text:span text:style-name="T90">Pauschalanzahlungsrechnungen (aufbauend)</text:span></text:p>
      <text:p text:style-name="P91"><text:span text:style-name="T92">Pauschalanzahlungsrechnungen werden über<text:s/></text:span><text:span text:style-name="T93">(teilweise) noch nicht erbrachte Leistungen</text:span></text:p>
      <text:p text:style-name="Standard"><text:span text:style-name="T94">erstellt und haben<text:s/></text:span><text:span text:style-name="T95">aufbauend</text:span><text:span text:style-name="T96">en Charakter.</text:span></text:p>
      <text:p text:style-name="P97">die erhaltenen Zahlungen auf vorherige Pauschalanzahlungsrechnungen</text:p>
      <text:p text:style-name="P98">abgezogen.</text:p>
      <text:p text:style-name="P99">Beim buchenden Druck einer Pauschalanzahlungsrechnung wird ein Offener Posten erzeugt und</text:p>
      <text:p text:style-name="P100">der kundenbezogene Umsatz gebucht.</text:p>
      <text:p text:style-name="P101">st-Versteuerung.</text:p>
      <text:p text:style-name="P102"/>
      <text:p text:style-name="P103">Rechtliche Unterschiede</text:p>
      <text:p text:style-name="P104"><text:span text:style-name="T105">• Die Rechnungsarten<text:s/></text:span><text:span text:style-name="T106">Einzelrechnung</text:span><text:span text:style-name="T107">,<text:s/></text:span><text:span text:style-name="T108">Zwischenrechnung<text:s/></text:span><text:span text:style-name="T109">und<text:s/></text:span><text:span text:style-name="T110">Abschlagsrechnung<text:s/></text:span><text:span text:style-name="T111">unterliegen</text:span></text:p>
      <text:p text:style-name="P112">der Soll-Versteuerung; die Umsatzsteuer wird bei der Rechnungsschreibung fällig!</text:p>
      <text:p text:style-name="P113"><text:span text:style-name="T114">• Die Rechnungsarten<text:s/></text:span><text:span text:style-name="T115">Akontoanforderung<text:s/></text:span><text:span text:style-name="T116">und die aufbauende<text:s/></text:span><text:span text:style-name="T117">Anzahlungsrechnung<text:s/></text:span><text:span text:style-name="T118">unterliegen</text:span></text:p>
      <text:p text:style-name="P119">quasi der Ist-Versteuerung; die Umsatzsteuer wird beim Zahlungseingang fällig!</text:p>
      <text:p text:style-name="P120"><text:span text:style-name="T121">• Bei<text:s/></text:span><text:span text:style-name="T122">Zwischenrechnungen<text:s/></text:span><text:span text:style-name="T123">und<text:s/></text:span><text:span text:style-name="T124">Anzahlungsrechnungen<text:s/></text:span><text:span text:style-name="T125">handelt es sich um aufbauende Rechnungen,</text:span></text:p>
      <text:p text:style-name="P126">bei denen die bereits abgerechneten Leistungen in jeder folgenden Zwischenrechnung und</text:p>
      <text:p text:style-name="P127">in der Schlussrechnung wieder mitgerechnet bzw. durch Abzug berücksichtigt werden.</text:p>
      <text:p text:style-name="P128"/>
      <text:p text:style-name="P129">Achtung</text:p>
      <text:p text:style-name="P130"><text:span text:style-name="T131">Beachten Sie, dass es nicht zulässig ist,<text:s/></text:span><text:span text:style-name="T132">Steuercode<text:s/></text:span><text:span text:style-name="T133">oder<text:s/></text:span><text:span text:style-name="T134">Erfüllungsort<text:s/></text:span><text:span text:style-name="T135">von aufbauenden</text:span></text:p>
      <text:p text:style-name="P136">Vorgangsarten und Akontoanforderungen nach erstmaliger Rechnungserstellung</text:p>
      <text:p text:style-name="P137"><text:span text:style-name="T138">zu ändern! Stellen Sie also<text:s/></text:span><text:span text:style-name="T139">Steuercode<text:s/></text:span><text:span text:style-name="T140">und<text:s/></text:span><text:span text:style-name="T141">Erfüllungsort<text:s/></text:span><text:span text:style-name="T142">spätestens im ersten Rechnungsvorgang</text:span></text:p>
      <text:p text:style-name="P143">korrekt ein und ändern Sie diese nach buchendem Druck der ersten</text:p>
      <text:p text:style-name="P144">Rechnung nicht mehr.</text:p>
      <text:p text:style-name="P145"><text:span text:style-name="T146">Für den Fall<text:s/></text:span><text:span text:style-name="T147">gesetzlicher Steueränderungen vor Ende eines Projektes<text:s/></text:span><text:span text:style-name="T148">sollte das</text:span></text:p>
      <text:p text:style-name="P149">Projekt mithilfe einer Schlussrechnung abgerechnet und abgeschlossen werden. Über</text:p>
      <text:p text:style-name="P150"><text:span text:style-name="T151">den Restauftragswert sollte anschließend ein neuer Auftrag mit dem neuen<text:s/></text:span><text:span text:style-name="T152">Steuercode</text:span></text:p>
      <text:p text:style-name="Standard"><text:span text:style-name="T153">angelegt werden.</text:span></text:p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Raslan</meta:initial-creator>
    <dc:creator>Ahmad Raslan</dc:creator>
    <meta:creation-date>2020-08-25T18:23:00Z</meta:creation-date>
    <dc:date>2020-08-25T19:21:00Z</dc:date>
    <meta:template xlink:href="Normal.dotm" xlink:type="simple"/>
    <meta:editing-cycles>1</meta:editing-cycles>
    <meta:editing-duration>PT0S</meta:editing-duration>
    <meta:document-statistic meta:page-count="3" meta:paragraph-count="8" meta:word-count="615" meta:character-count="4113" meta:row-count="29" meta:non-whitespace-character-count="3506"/>
  </office:meta>
</office:document-meta>
</file>